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9E000000AE1238EB2317615C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S Albert Pro" svg:font-family="'FS Albert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84cm" fo:margin-left="0cm" fo:margin-top="0cm" fo:margin-bottom="0cm" table:align="left" style:writing-mode="lr-tb"/>
    </style:style>
    <style:style style:name="Table1.A" style:family="table-column">
      <style:table-column-properties style:column-width="4.621cm"/>
    </style:style>
    <style:style style:name="Table1.B" style:family="table-column">
      <style:table-column-properties style:column-width="3.339cm"/>
    </style:style>
    <style:style style:name="Table1.C" style:family="table-column">
      <style:table-column-properties style:column-width="8.02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984cm" fo:margin-left="0cm" fo:margin-top="0cm" fo:margin-bottom="0cm" table:align="left" style:writing-mode="lr-tb"/>
    </style:style>
    <style:style style:name="Table2.A" style:family="table-column">
      <style:table-column-properties style:column-width="4.992cm"/>
    </style:style>
    <style:style style:name="Table2.B" style:family="table-column">
      <style:table-column-properties style:column-width="10.99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.984cm" fo:margin-left="0cm" fo:margin-top="0cm" fo:margin-bottom="0cm" table:align="left" style:writing-mode="lr-tb"/>
    </style:style>
    <style:style style:name="Table3.A" style:family="table-column">
      <style:table-column-properties style:column-width="15.98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1.494cm" fo:margin-left="0cm" fo:margin-top="0cm" fo:margin-bottom="0cm" table:align="left" style:writing-mode="lr-tb"/>
    </style:style>
    <style:style style:name="Table4.A" style:family="table-column">
      <style:table-column-properties style:column-width="11.49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language="se" fo:country="NO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FS Albert Pro" fo:font-size="4pt" fo:font-weight="bold" style:font-size-asian="4pt" style:font-weight-asian="bold" style:font-size-complex="4pt"/>
    </style:style>
    <style:style style:name="P5" style:family="paragraph" style:parent-style-name="Standard">
      <style:text-properties style:font-name="FS Albert Pro" fo:font-size="1pt" style:font-size-asian="1pt" style:font-size-complex="6pt"/>
    </style:style>
    <style:style style:name="P6" style:family="paragraph" style:parent-style-name="Standard">
      <style:paragraph-properties fo:line-height="100%"/>
      <style:text-properties style:font-name="FS Albert Pro" fo:font-size="3pt" style:font-size-asian="3pt" style:font-size-complex="6pt"/>
    </style:style>
    <style:style style:name="P7" style:family="paragraph" style:parent-style-name="Standard">
      <style:text-properties style:font-name="FS Albert Pro" fo:language="se" fo:country="NO"/>
    </style:style>
    <style:style style:name="P8" style:family="paragraph" style:parent-style-name="Standard">
      <style:text-properties style:font-name="FS Albert Pro" fo:font-size="6pt" fo:language="fi" fo:country="FI" style:font-size-asian="6pt" style:font-size-complex="6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language-asian="nb" style:country-asian="NO" style:font-name-complex="Times New Roman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FS Albert Pro" fo:font-size="11pt" fo:font-weight="bold" style:font-name-asian="Times New Roman1" style:font-size-asian="11pt" style:language-asian="nb" style:country-asian="NO" style:font-weight-asian="bold" style:font-name-complex="Times New Roman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FS Albert Pro" fo:font-size="10pt" fo:font-weight="bold" style:font-name-asian="Times New Roman1" style:font-size-asian="10pt" style:language-asian="nb" style:country-asian="NO" style:font-weight-asian="bold" style:font-name-complex="Times New Roman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FS Albert Pro" fo:font-size="10pt" fo:language="en" fo:country="FI" style:font-name-asian="Times New Roman1" style:font-size-asian="10pt" style:language-asian="nb" style:country-asian="NO" style:font-name-complex="Times New Roman1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FS Albert Pro" fo:font-size="10pt" fo:language="fi" fo:country="FI" style:font-name-asian="Times New Roman1" style:font-size-asian="10pt" style:language-asian="nb" style:country-asian="NO" style:font-name-complex="Times New Roman1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FS Albert Pro" fo:font-size="10pt" fo:language="se" fo:country="NO" style:font-name-asian="Times New Roman1" style:font-size-asian="10pt" style:language-asian="nb" style:country-asian="NO" style:font-name-complex="Times New Roman1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FS Albert Pro" fo:font-size="8pt" fo:language="en" fo:country="FI" style:font-name-asian="Times New Roman1" style:font-size-asian="8pt" style:language-asian="nb" style:country-asian="NO" style:font-name-complex="Times New Roman1" style:font-size-complex="8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FS Albert Pro" fo:font-size="8pt" fo:language="fi" fo:country="FI" style:font-name-asian="Times New Roman1" style:font-size-asian="8pt" style:language-asian="nb" style:country-asian="NO" style:font-name-complex="Times New Roman1" style:font-size-complex="8pt"/>
    </style:style>
    <style:style style:name="P18" style:family="paragraph" style:parent-style-name="Standard">
      <style:paragraph-properties fo:margin-top="0cm" fo:margin-bottom="0cm" loext:contextual-spacing="false" fo:line-height="100%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FS Albert Pro" fo:font-size="20pt" fo:language="se" fo:country="NO" style:font-size-asian="20pt"/>
    </style:style>
    <style:style style:name="P20" style:family="paragraph" style:parent-style-name="paragraph">
      <style:paragraph-properties fo:margin-top="0cm" fo:margin-bottom="0cm" loext:contextual-spacing="false" style:vertical-align="baseline"/>
    </style:style>
    <style:style style:name="T1" style:family="text">
      <style:text-properties style:font-name="FS Albert Pro"/>
    </style:style>
    <style:style style:name="T2" style:family="text">
      <style:text-properties style:font-name="FS Albert Pro" fo:font-size="20pt" fo:language="se" fo:country="NO" style:font-size-asian="20pt"/>
    </style:style>
    <style:style style:name="T3" style:family="text">
      <style:text-properties style:font-name="FS Albert Pro" fo:language="se" fo:country="NO"/>
    </style:style>
    <style:style style:name="T4" style:family="text">
      <style:text-properties style:font-name="FS Albert Pro" fo:language="se" fo:country="NO" fo:font-weight="bold" style:font-weight-asian="bold"/>
    </style:style>
    <style:style style:name="T5" style:family="text">
      <style:text-properties style:font-name="FS Albert Pro" fo:font-size="11pt" fo:font-weight="bold" style:font-size-asian="11pt" style:font-weight-asian="bold"/>
    </style:style>
    <style:style style:name="T6" style:family="text">
      <style:text-properties style:font-name="FS Albert Pro" fo:font-size="11pt" fo:language="se" fo:country="NO" fo:font-weight="bold" style:font-size-asian="11pt" style:font-weight-asian="bold"/>
    </style:style>
    <style:style style:name="T7" style:family="text">
      <style:text-properties style:font-name="FS Albert Pro" fo:font-size="8pt" fo:language="se" fo:country="NO" style:font-size-asian="8pt"/>
    </style:style>
    <style:style style:name="T8" style:family="text">
      <style:text-properties style:font-name="FS Albert Pro" fo:font-size="8pt" fo:language="se" fo:country="NO" style:font-size-asian="8pt" style:font-name-complex="Segoe UI1" style:font-size-complex="8pt"/>
    </style:style>
    <style:style style:name="T9" style:family="text">
      <style:text-properties style:font-name="FS Albert Pro" fo:font-size="8pt" style:font-size-asian="8pt"/>
    </style:style>
    <style:style style:name="T10" style:family="text">
      <style:text-properties style:font-name="FS Albert Pro" fo:font-size="8pt" style:font-size-asian="8pt" style:font-name-complex="Segoe UI1" style:font-size-complex="8pt"/>
    </style:style>
    <style:style style:name="T11" style:family="text">
      <style:text-properties style:font-name="FS Albert Pro" fo:font-size="8pt" style:font-size-asian="8pt" style:font-size-complex="8pt"/>
    </style:style>
    <style:style style:name="T12" style:family="text">
      <style:text-properties style:font-name="FS Albert Pro" fo:font-size="8pt" fo:language="fi" fo:country="FI" style:font-size-asian="8pt" style:font-name-complex="Segoe UI1" style:font-size-complex="8pt"/>
    </style:style>
    <style:style style:name="T13" style:family="text">
      <style:text-properties style:font-name="FS Albert Pro" fo:font-size="10pt" fo:language="se" fo:country="NO" style:font-size-asian="10pt" style:font-name-complex="Segoe UI1" style:font-size-complex="10pt"/>
    </style:style>
    <style:style style:name="T14" style:family="text">
      <style:text-properties style:font-name="FS Albert Pro" fo:font-size="10pt" style:font-size-asian="10pt" style:font-name-complex="Segoe UI1" style:font-size-complex="10pt"/>
    </style:style>
    <style:style style:name="T15" style:family="text">
      <style:text-properties style:font-name="FS Albert Pro" fo:font-size="10pt" fo:language="fi" fo:country="FI" style:font-size-asian="10pt" style:font-name-complex="Segoe UI1" style:font-size-complex="10pt"/>
    </style:style>
    <style:style style:name="T16" style:family="text">
      <style:text-properties style:font-name="FS Albert Pro" fo:language="fi" fo:country="FI"/>
    </style:style>
    <style:style style:name="T17" style:family="text">
      <style:text-properties style:font-name="FS Albert Pro" fo:font-weight="bold" style:font-weight-asian="bold" style:font-weight-complex="bold"/>
    </style:style>
    <style:style style:name="T18" style:family="text">
      <style:text-properties style:font-name="FS Albert Pro" fo:font-size="16pt" fo:language="se" fo:country="NO" style:font-size-asian="16pt"/>
    </style:style>
    <style:style style:name="T19" style:family="text">
      <style:text-properties style:font-name="FS Albert Pro" fo:font-size="16pt" fo:language="se" fo:country="NO" style:font-size-asian="16pt" style:font-size-complex="16pt"/>
    </style:style>
    <style:style style:name="T20" style:family="text">
      <style:text-properties fo:font-size="20pt" fo:language="se" fo:country="NO" style:font-size-asian="20pt" style:font-size-complex="20pt"/>
    </style:style>
    <style:style style:name="T21" style:family="text">
      <style:text-properties style:use-window-font-color="true" fo:language="se" fo:country="NO"/>
    </style:style>
    <style:style style:name="T22" style:family="text">
      <style:text-properties style:use-window-font-color="true" style:font-name="FS Albert Pro" fo:font-size="8pt" fo:language="se" fo:country="NO" style:font-size-asian="8pt" style:font-name-complex="Segoe UI1" style:font-size-complex="8pt"/>
    </style:style>
    <style:style style:name="T23" style:family="text">
      <style:text-properties style:font-name="Calibri Light" fo:font-size="13pt" fo:language="se" fo:country="NO" style:font-size-asian="13pt" style:font-name-complex="Calibri Light1" style:font-size-complex="13pt"/>
    </style:style>
    <style:style style:name="T24" style:family="text">
      <style:text-properties style:font-name="Segoe UI" fo:font-size="9pt" style:font-size-asian="9pt" style:font-name-complex="Segoe UI1" style:font-size-complex="9pt"/>
    </style:style>
    <style:style style:name="T25" style:family="text">
      <style:text-properties fo:language="fi" fo:country="FI"/>
    </style:style>
    <style:style style:name="T26" style:family="text">
      <style:text-properties style:font-name="Times New Roman" fo:font-size="10pt" fo:language="se" fo:country="NO" style:font-name-asian="Times New Roman1" style:font-size-asian="10pt" style:language-asian="nb" style:country-asian="NO" style:font-name-complex="Times New Roman1" style:font-size-complex="10pt"/>
    </style:style>
    <style:style style:name="T27" style:family="text">
      <style:text-properties style:font-name="Times New Roman" fo:font-size="10pt" fo:language="fi" fo:country="FI" style:font-name-asian="Times New Roman1" style:font-size-asian="10pt" style:language-asian="nb" style:country-asian="NO" style:font-name-complex="Times New Roman1" style:font-size-complex="10pt"/>
    </style:style>
    <style:style style:name="T28" style:family="text">
      <style:text-properties style:font-name="Times New Roman" fo:font-size="10pt" fo:language="fi" fo:country="FI" fo:background-color="#ffffff" loext:char-shading-value="0" style:font-name-asian="Times New Roman1" style:font-size-asian="10pt" style:language-asian="nb" style:country-asian="NO" style:font-name-complex="Times New Roman1" style:font-size-complex="10pt"/>
    </style:style>
    <style:style style:name="T29" style:family="text">
      <style:text-properties fo:font-size="10pt" fo:font-style="italic" style:font-size-asian="10pt" style:font-style-asian="italic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9"><text:span text:style-name="T2">Rapporteringsskjema</text:span></text:p>
      <text:p text:style-name="P9"><text:span text:style-name="T2">Prosjekttilskudd</text:span></text:p>
      <text:p text:style-name="P9"><text:span text:style-name="T20">Raporttisjeema</text:span></text:p>
      <text:p text:style-name="P9"><text:span text:style-name="T20">Prosjektilisä</text:span></text:p>
      <text:h text:style-name="P3" text:outline-level="2"><text:span text:style-name="T21">Rapporteringsfrist: 31. mars året etter gjennomføring.</text:span></text:h>
      <text:p text:style-name="P9"><text:span text:style-name="T23">Raporttifristi: 31. marsikuuta vuosi läpiviemisen jälkhiin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0"><text:span text:style-name="T3">Tilskuddsmottakers</text:span><text:span text:style-name="T1"> navn: </text:span></text:p>
            <text:p text:style-name="P10"><text:span text:style-name="T1">Lisän saajan nimi: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0"><text:span text:style-name="T1">Organisasjonsnummer/personnummer:</text:span></text:p>
            <text:p text:style-name="P10"><text:span text:style-name="T1">Organisasjuuninumero/persoonanumero: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0"><text:span text:style-name="T1">Postadresse:</text:span></text:p>
            <text:p text:style-name="P10"><text:span text:style-name="T1">Postiadressi: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<text:span text:style-name="T1">Postnr.:</text:span></text:p>
            <text:p text:style-name="P10"><text:span text:style-name="T1">Postinro:</text:span></text:p>
          </table:table-cell>
          <table:table-cell table:style-name="Table1.A1" table:number-columns-spanned="2" office:value-type="string">
            <text:p text:style-name="P10"><text:span text:style-name="T1">Poststed:</text:span></text:p>
            <text:p text:style-name="P10"><text:span text:style-name="T1">Postipaikka:</text:span>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10"><text:span text:style-name="T1">E-postadresse:</text:span></text:p>
            <text:p text:style-name="P10"><text:span text:style-name="T1">E-postiadressi: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><text:span text:style-name="T1">Telefon:</text:span></text:p>
            <text:p text:style-name="P10"><text:span text:style-name="T1">Telefuuni:</text:span></text:p>
          </table:table-cell>
          <table:covered-table-cell/>
          <table:table-cell table:style-name="Table1.A1" office:value-type="string">
            <text:p text:style-name="P10"><text:span text:style-name="T3">Kontaktperson/prosjektleder:</text:span></text:p>
            <text:p text:style-name="P10"><text:span text:style-name="T3">Kontaktipersoona/</text:span></text:p>
            <text:p text:style-name="P10"><text:span text:style-name="T3">prosjektinjohtaaja:</text:span></text:p>
          </table:table-cell>
        </table:table-row>
      </table:table>
      <text:p text:style-name="P4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5">Prosjektets navn:</text:span></text:p>
            <text:p text:style-name="P10"><text:span text:style-name="T5">Prosjektin nimi:</text:span></text:p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0"><text:span text:style-name="T6">Tilskuddsbeløp</text:span><text:span text:style-name="T5">:</text:span></text:p>
            <text:p text:style-name="P10"><text:span text:style-name="T5">Lisänsumma:</text:span></text:p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0"><text:span text:style-name="T4">Referansenr. tildelingsbrev:</text:span></text:p>
            <text:p text:style-name="P10"><text:span text:style-name="T4">Referansinro päätöspreevissä</text:span></text:p>
          </table:table-cell>
          <table:table-cell table:style-name="Table2.A1" office:value-type="string">
            <text:p text:style-name="P12"/>
          </table:table-cell>
        </table:table-row>
      </table:table>
      <text:p text:style-name="P6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0"><text:span text:style-name="T1">Mål for prosjektet:</text:span></text:p>
            <text:p text:style-name="P10"><text:span text:style-name="T7">Beskriv og vurder resultatene som er oppnådd i forhold til det målet / de målene som var satt for prosjektet.</text:span></text:p>
            <text:p text:style-name="P10"><text:span text:style-name="T7">Beskriv hvordan prosjektet bidro til å sikre målet med tilskuddsordningen. </text:span></text:p>
            <text:p text:style-name="P10"><text:span text:style-name="T7">Dersom mål(ene) ikke ble nådd, beskriv hvorfor.</text:span></text:p>
            <text:p text:style-name="P20"><text:span text:style-name="normaltextrun"><text:span text:style-name="T13">Prosjektin mooli:</text:span></text:span><text:span text:style-name="eop"><text:span text:style-name="T14"> </text:span></text:span></text:p>
            <text:p text:style-name="P20"><text:span text:style-name="normaltextrun"><text:span text:style-name="T8">Muistele ja</text:span></text:span><text:span text:style-name="normaltextrun"><text:span text:style-name="T22"> arvele</text:span></text:span><text:span text:style-name="normaltextrun"><text:span text:style-name="T8"> kunka tulokset sautethiin moolin / moolit jokka prosjektille laitethiin.</text:span></text:span><text:span text:style-name="eop"><text:span text:style-name="T10"> </text:span></text:span></text:p>
            <text:p text:style-name="P20"><text:span text:style-name="normaltextrun"><text:span text:style-name="T8"> Muistele kunka prosjekti oli myötä ette pääsittä lisäoorningin moolhiin. </text:span></text:span><text:span text:style-name="eop"><text:span text:style-name="T10"> </text:span></text:span></text:p>
            <text:p text:style-name="P20"><text:span text:style-name="normaltextrun"><text:span text:style-name="T8">Jos ette pääsheet moolhiin, muistele miksi. </text:span></text:span></text:p>
            <text:p text:style-name="P16"/>
            <text:p text:style-name="P17"/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0"><text:span text:style-name="T1">Målgruppe:</text:span></text:p>
            <text:p text:style-name="P10"><text:span text:style-name="T7">Beskriv hvordan prosjektet nådde målgruppen og beskriv hvor mange personer/kursdeltakere/tilhørere dere nådde ut til (evt. gi et estimat hvor det er vanskelig å telle antall).</text:span></text:p>
            <text:p text:style-name="P20"><text:span text:style-name="normaltextrun"><text:span text:style-name="T13">Mooliroikka:</text:span></text:span><text:span text:style-name="eop"><text:span text:style-name="T14"> </text:span></text:span></text:p>
            <text:p text:style-name="P20"><text:span text:style-name="normaltextrun"><text:span text:style-name="T8">Muistele kunka prosjekti sautti mooliroikan ja muistele kunka monta persoonaa/kursiosallistuujaa/kuunteliijaa sautethiin (arvele jos et saata anttaat eksaktii lukkuu).</text:span></text:span><text:span text:style-name="eop"><text:span text:style-name="T10"> </text:span></text:span></text:p>
            <text:p text:style-name="P16"/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0"><text:span text:style-name="T1">Aktiviteter og </text:span><text:span text:style-name="T3">gjennomføring</text:span><text:span text:style-name="T1">: </text:span></text:p>
            <text:p text:style-name="P10"><text:span text:style-name="T7">Beskriv hvilke aktiviteter som er gjennomført i prosjektet.</text:span></text:p>
            <text:p text:style-name="P20"><text:span text:style-name="normaltextrun"><text:span text:style-name="T13">Aktiviteetit ja läpivieminen:</text:span></text:span><text:span text:style-name="eop"><text:span text:style-name="T14"> </text:span></text:span></text:p>
            <text:p text:style-name="P20"><text:span text:style-name="normaltextrun"><text:span text:style-name="T8">Muistele mikkä aktiviteetit prosjektissa tehthiin.</text:span></text:span></text:p>
            <text:p text:style-name="P16"/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0"><text:span text:style-name="T1">Finansiering:</text:span></text:p>
            <text:p text:style-name="P10"><text:span text:style-name="T9">Opplys om det er søkt eller mottatt støtte fra andre kilder.</text:span></text:p>
            <text:p text:style-name="P20"><text:span text:style-name="spellingerror"><text:span text:style-name="T15">Finansieerinki</text:span></text:span><text:span text:style-name="normaltextrun"><text:span text:style-name="T15">:</text:span></text:span><text:span text:style-name="eop"><text:span text:style-name="T14"> </text:span></text:span></text:p>
            <text:p text:style-name="P20"><text:span text:style-name="normaltextrun"><text:span text:style-name="T12">Muistele </text:span></text:span><text:span text:style-name="spellingerror"><text:span text:style-name="T12">oonko</text:span></text:span><text:span text:style-name="normaltextrun"><text:span text:style-name="T12"> se </text:span></text:span><text:span text:style-name="spellingerror"><text:span text:style-name="T12">hajettu</text:span></text:span><text:span text:style-name="normaltextrun"><text:span text:style-name="T12"> eli saatu </text:span></text:span><text:span text:style-name="spellingerror"><text:span text:style-name="T12">kuurttoo</text:span></text:span><text:span text:style-name="normaltextrun"><text:span text:style-name="T12"> muista </text:span></text:span><text:span text:style-name="spellingerror"><text:span text:style-name="T12">kalttiista</text:span></text:span><text:span text:style-name="normaltextrun"><text:span text:style-name="T12">.</text:span></text:span></text:p>
            <text:p text:style-name="P16"/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0"><text:span text:style-name="T3">Regnskap</text:span><text:span text:style-name="T1">:</text:span></text:p>
            <text:p text:style-name="P10"><text:span text:style-name="T7">Beskriv eventuelle administrative kostnader og opplys om egeninnsats. </text:span></text:p>
            <text:p text:style-name="P10"><text:span text:style-name="T7">Merk: For tilskudd over 200 000 kroner skal prosjektrapport og regnskap godkjennes av revisor.</text:span></text:p>
            <text:p text:style-name="P20"><text:span text:style-name="normaltextrun"><text:span text:style-name="T13">Räkninginpito:</text:span></text:span><text:span text:style-name="eop"><text:span text:style-name="T14"> </text:span></text:span></text:p>
            <text:p text:style-name="P20"><text:span text:style-name="normaltextrun"><text:span text:style-name="T8">Muistele maholisten administratiivisten kustanusten ja omakustanusten ympäri.</text:span></text:span><text:span text:style-name="eop"><text:span text:style-name="T10"> </text:span></text:span></text:p>
            <text:p text:style-name="P20"><text:span text:style-name="normaltextrun"><text:span text:style-name="T8">Huomaa: Yli 200.000 kruunun lisästä pittää olla prosjektiraportti ja reviisori häyttyy hyväksyyt räkninginpion.</text:span></text:span><text:span text:style-name="eop"><text:span text:style-name="T10"> </text:span></text:span></text:p>
            <text:p text:style-name="P13"/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3">Har du/dere støtt på utfordringer i gjennomføringa av prosjektet?</text:span></text:p>
            <text:p text:style-name="P10"><text:span text:style-name="T7">Hvis ja, beskriv hva slags utfordringer du/dere har støtt på.</text:span></text:p>
            <text:p text:style-name="P20"><text:span text:style-name="normaltextrun"><text:span text:style-name="T13">Oonko sinula/teilä ollu vaivoi prosjektin aikana?</text:span></text:span><text:span text:style-name="eop"><text:span text:style-name="T14"> </text:span></text:span></text:p>
            <text:p text:style-name="P20"><text:span text:style-name="normaltextrun"><text:span text:style-name="T8">Jos oon, muistele millaissii probleemiita oon ollu.</text:span></text:span><text:span text:style-name="eop"><text:span text:style-name="T10"> </text:span></text:span></text:p>
            <text:p text:style-name="P13"/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3">Har du/dere planer om å videreføre tiltaket/prosjektet eller gjennomføre det flere ganger?</text:span></text:p>
            <text:p text:style-name="P18"><text:span text:style-name="normaltextrun"><text:span text:style-name="T26">Oonko teilä plaanoi jatkata toimee/prosjektii etheenkäsin?</text:span></text:span></text:p>
            <text:p text:style-name="P15"/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3">Hva har du/dere opparbeidet dere av kunnskap/erfaring i tilskuddsperioden som kan bidra til å styrke gjennomføring av andre prosjekter i framtida?</text:span></text:p>
            <text:p text:style-name="P10"><text:span text:style-name="T16">Mitä tiettoo/kokemusta sie/tet olet(ta) saanu/saanheet lisäperiuudin aikana, mitä saattaa auttaat vieä läpi tulleevaisuuen prosjektiita?</text:span></text:p>
          </table:table-cell>
        </table:table-row>
      </table:table>
      <text:p text:style-name="P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<text:span text:style-name="T17">Vedlegg:</text:span></text:p>
            <text:p text:style-name="P10"><text:span text:style-name="T17">Lissäysdokumentit: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1">Resultatrapport for prosjektet.</text:span></text:p>
            <text:p text:style-name="P10"><text:span text:style-name="T1">Prosjektin resultaattiraportti.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1">Prosjektregnskap (revisorgodkjent regnskap for tilskudd over 200 000 kr).</text:span></text:p>
            <text:p text:style-name="P18"><text:span text:style-name="T27">Prosjektin räkninginpionraportti </text:span><text:span text:style-name="normaltextrun"><text:span text:style-name="T28">(reviisorin </text:span></text:span><text:span text:style-name="spellingerror"><text:span text:style-name="T28">hyväksymä</text:span></text:span><text:span text:style-name="normaltextrun"><text:span text:style-name="T28"> </text:span></text:span><text:span text:style-name="spellingerror"><text:span text:style-name="T28">räkninginpion</text:span></text:span><text:span text:style-name="normaltextrun"><text:span text:style-name="T28"> <text:line-break/></text:span></text:span><text:bookmark text:name="_GoBack"/><text:span text:style-name="normaltextrun"><text:span text:style-name="T28">raportti jos </text:span></text:span><text:span text:style-name="spellingerror"><text:span text:style-name="T28">kuurto</text:span></text:span><text:span text:style-name="normaltextrun"><text:span text:style-name="T28"> </text:span></text:span><text:span text:style-name="spellingerror"><text:span text:style-name="T28">oon</text:span></text:span><text:span text:style-name="normaltextrun"><text:span text:style-name="T28"> yli 200.000 kr).</text:span></text:span></text:p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S Albert Pro" svg:font-family="'FS Albert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en" fo:country="FI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pellingerro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language="se" fo:country="NO"/>
    </style:style>
    <style:style style:name="MT1" style:family="text">
      <style:text-properties style:font-name="FS Albert Pro" fo:font-size="16pt" fo:language="se" fo:country="NO" style:font-size-asian="16pt"/>
    </style:style>
    <style:style style:name="MT2" style:family="text">
      <style:text-properties style:font-name="FS Albert Pro" fo:font-size="16pt" fo:language="se" fo:country="NO" style:font-size-asian="16pt" style:font-size-complex="16pt"/>
    </style:style>
    <style:style style:name="MT3" style:family="text">
      <style:text-properties fo:font-size="10pt" fo:font-style="italic" style:font-size-asian="10pt" style:font-style-asian="italic" style:font-size-complex="10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e 2" text:anchor-type="char" svg:x="-0.991cm" svg:y="0.021cm" svg:width="7.671cm" svg:height="1.125cm" draw:z-index="1"><draw:image xlink:href="Pictures/100002010000049E000000AE1238EB2317615C5A.png" xlink:type="simple" xlink:show="embed" xlink:actuate="onLoad" loext:mime-type="image/png"/><draw:contour-polygon svg:width="9.925cm" svg:height="1.387cm" svg:viewBox="0 0 9925 1387" draw:points="14,0 14,1179 359,1387 2151,1387 9939,1387 9939,0 8285,0" draw:recreate-on-edit="false"/></draw:frame><text:span text:style-name="MT1"><text:tab/></text:span><text:span text:style-name="MT2">Nasjonalt tilskudd til kvensk språk </text:span></text:p>
        <text:p text:style-name="MP1"><text:span text:style-name="MT1">og kvensk/norskfinsk kultur</text:span></text:p>
        <text:p text:style-name="MP1"><text:span text:style-name="MT1">Kansalinen lisä kväänin kielele ja </text:span></text:p>
        <text:p text:style-name="MP1"><text:span text:style-name="MT1">kväänin/norjansuomalaisele kulttuurille</text:span></text:p>
        <text:p text:style-name="MP2"/>
      </style:header>
      <style:footer>
        <text:p text:style-name="Footer"><text:span text:style-name="MT3">Dette skjemaet danner grunnlaget for digitalt skjema som legges ut på </text:span><text:a xlink:type="simple" xlink:href="http://www.tffk.no" text:style-name="Internet_20_link" text:visited-style-name="Visited_20_Internet_20_Link"><text:span text:style-name="MT3">www.tffk.no</text:span></text:a><text:span text:style-name="MT3">. </text:span></text:p>
        <text:p text:style-name="Footer"><text:span text:style-name="MT3">Rapporten kan sendes via digitalt rapporteringsskjema eller sendes per e-post til </text:span><text:a xlink:type="simple" xlink:href="mailto:postmottak@tffk.no" text:style-name="Internet_20_link" text:visited-style-name="Visited_20_Internet_20_Link"><text:span text:style-name="MT3">postmottak@tffk.no</text:span></text:a><text:span text:style-name="MT3">.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Mari Keranen</dc:creator>
    <meta:editing-cycles>10</meta:editing-cycles>
    <meta:creation-date>2020-03-31T09:36:00</meta:creation-date>
    <dc:date>2020-04-17T08:05:29.703938900</dc:date>
    <meta:generator>LibreOffice/6.4.6.2$Linux_X86_64 LibreOffice_project/40$Build-2</meta:generator>
    <meta:document-statistic meta:table-count="4" meta:image-count="1" meta:object-count="0" meta:page-count="2" meta:paragraph-count="75" meta:word-count="397" meta:character-count="3371" meta:non-whitespace-character-count="3025"/>
    <meta:user-defined meta:name="AppVersion">00.0001</meta:user-defined>
    <meta:user-defined meta:name="ContentTypeId">0x010100EAEB806AD6F7E74C96A24C292DFBD21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